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alide for High Performance Computing</text:p>
          </draw:text-box>
        </draw:frame>
        <draw:frame presentation:style-name="pr2" draw:text-style-name="P1" draw:layer="layout" svg:width="24.631cm" svg:height="12.182cm" svg:x="1.399cm" svg:y="4.915cm" presentation:class="subtitle">
          <draw:text-box>
            <text:p><text:span text:style-name="T1">Daniel John Kirby</text:span></text:p>
            <text:p><text:span text:style-name="T1">Pittsburgh Supercomputing Ce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5" draw:text-style-name="P3" draw:layer="layout" svg:width="13.208cm" svg:height="12.182cm" svg:x="7.366cm" svg:y="7.884cm" presentation:class="outline" presentation:user-transformed="true">
          <draw:text-box>
            <text:list text:style-name="L2">
              <text:list-header>
                <text:p text:style-name="P2"><text:span text:style-name="T2">Algorithm and schedule are different things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4.631cm" svg:height="12.182cm" svg:x="4.579cm" svg:y="8.89cm" presentation:class="outline" presentation:user-transformed="true">
          <draw:text-box>
            <text:list text:style-name="L2">
              <text:list-item>
                <text:p>Algorithm: What needs to be done.</text:p>
              </text:list-item>
              <text:list-item>
                <text:p>Schedule: What order we do it 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ample: Naive C/C++ Blur Algorith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5" draw:layer="layout" svg:width="19.68cm" svg:height="8.207cm" svg:x="4.704cm" svg:y="7.287cm" presentation:class="outline" presentation:user-transformed="true">
          <draw:text-box>
            <text:list text:style-name="L2">
              <text:list-item>
                <text:p>Most image processing involves a “pipeline.”</text:p>
              </text:list-item>
              <text:list-item>
                <text:p>Pipelines involve producer and consumer function pai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hree Moving Parts</text:p>
          </draw:text-box>
        </draw:frame>
        <draw:frame presentation:style-name="pr5" draw:layer="layout" svg:width="24.631cm" svg:height="12.182cm" svg:x="8.128cm" svg:y="7.62cm" presentation:class="outline" presentation:user-transformed="true">
          <draw:text-box>
            <text:list text:style-name="L2">
              <text:list-item>
                <text:p>Recomputation</text:p>
              </text:list-item>
              <text:list-item>
                <text:p>Memory bandwidth</text:p>
              </text:list-item>
              <text:list-item>
                <text:p>Paralleli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Live Demo Goes Here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ositive Points</text:p>
          </draw:text-box>
        </draw:frame>
        <draw:frame presentation:style-name="pr5" draw:layer="layout" svg:width="24.631cm" svg:height="12.182cm" svg:x="1.399cm" svg:y="6.096cm" presentation:class="outline" presentation:user-transformed="true">
          <draw:text-box>
            <text:list text:style-name="L2">
              <text:list-item>
                <text:p>Write algorithm once, schedule many times. Easy optimization.</text:p>
              </text:list-item>
              <text:list-item>
                <text:p>Functional style and pipeline paradigm is natural for images.</text:p>
              </text:list-item>
              <text:list-item>
                <text:p>Code remains human-readable.</text:p>
              </text:list-item>
              <text:list-item>
                <text:p>No need for a heroic compil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egative Points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New programming paradigm</text:p>
              </text:list-item>
              <text:list-item>
                <text:p>Clumsy installa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uts and Bolts<text:tab/>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JIT Compilation vs. Static</text:p>
              </text:list-item>
              <text:list-item>
                <text:p>Installation procedure</text:p>
                <text:list>
                  <text:list-item>
                    <text:p>Requires llvm and clang.</text:p>
                  </text:list-item>
                  <text:list-item>
                    <text:p>I had to compile from source to get it to work.</text:p>
                    <text:list>
                      <text:list-item>
                        <text:p>Takes 30 minutes – 1 hour.</text:p>
                      </text:list-item>
                      <text:list-item>
                        <text:p>Can be a bit of a mess.</text:p>
                      </text:list-item>
                    </text:list>
                  </text:list-item>
                </text:list>
              </text:list-item>
              <text:list-item>
                <text:p>Halide is still a moving target</text:p>
                <text:list>
                  <text:list-item>
                    <text:p>Fixes get pushed every day on github.</text:p>
                    <text:list>
                      <text:list-item>
                        <text:p>Always run latest and greatest or pick one that works and run with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Kirby</meta:initial-creator>
    <meta:creation-date>2014-02-24T11:35:08</meta:creation-date>
    <meta:printed-by>Daniel Kirby</meta:printed-by>
    <meta:print-date>2014-02-24T11:38:18</meta:print-date>
    <dc:date>2014-02-27T10:24:03.025480521</dc:date>
    <dc:creator>Daniel Kirby</dc:creator>
    <meta:editing-duration>PT13H5M53S</meta:editing-duration>
    <meta:editing-cycles>25</meta:editing-cycles>
    <meta:generator>LibreOffice/4.1.3.2$Linux_X86_64 LibreOffice_project/410$Build-2</meta:generator>
    <meta:document-statistic meta:object-count="59"/>
  </office:meta>
</office:document-meta>
</file>